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99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  <style:style style:name="ce56" style:family="table-cell" style:parent-style-name="Footnote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  <table:table-cell table:number-columns-repeated="5"/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  <table:table-cell table:number-columns-repeated="5"/>
        </table:table-row>
      </table:table>
      <table:table table:name="PyTorch Multifilter" table:style-name="ta1">
        <table:table-column table:style-name="co1" table:default-cell-style-name="ce63"/>
        <table:table-column table:style-name="co1" table:default-cell-style-name="ce65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MobileNet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]" office:value-type="float" office:value="711" calcext:value-type="float">
            <text:p>71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]" office:value-type="float" office:value="909" calcext:value-type="float">
            <text:p>909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584" calcext:value-type="percentage">
            <text:p>58.4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592" calcext:value-type="percentage">
            <text:p>59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47" calcext:value-type="percentage">
            <text:p>84.7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127" calcext:value-type="percentage">
            <text:p>-12.70%</text:p>
          </table:table-cell>
          <table:table-cell table:style-name="ce47"/>
          <table:table-cell table:style-name="ce44" table:formula="of:=[.F8]-[.$B8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H8]-[.$B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8]-[.$B8]" office:value-type="percentage" office:value="-0.119" calcext:value-type="percentage">
            <text:p>-11.90%</text:p>
          </table:table-cell>
          <table:table-cell table:style-name="ce47"/>
          <table:table-cell table:style-name="ce44" table:formula="of:=[.L8]-[.$B8]" office:value-type="percentage" office:value="-0.094" calcext:value-type="percentage">
            <text:p>-9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H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J9]-[.$B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9]-[.$B9]" office:value-type="percentage" office:value="-0.0630000000000001" calcext:value-type="percentage">
            <text:p>-6.3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5]" office:value-type="float" office:value="711" calcext:value-type="float">
            <text:p>71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6]" office:value-type="float" office:value="909" calcext:value-type="float">
            <text:p>90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619" calcext:value-type="percentage">
            <text:p>61.90%</text:p>
          </table:table-cell>
          <table:table-cell/>
          <table:table-cell table:style-name="ce67" office:value-type="percentage" office:value="0.605" calcext:value-type="percentage">
            <text:p>60.5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4" calcext:value-type="percentage">
            <text:p>59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34" calcext:value-type="percentage">
            <text:p>83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18]-[.$B18]" office:value-type="percentage" office:value="-0.106" calcext:value-type="percentage">
            <text:p>-10.60%</text:p>
          </table:table-cell>
          <table:table-cell table:style-name="ce47"/>
          <table:table-cell table:style-name="ce44" table:formula="of:=[.H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J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8]-[.$B18]" office:value-type="percentage" office:value="-0.117" calcext:value-type="percentage">
            <text:p>-1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630000000000001" calcext:value-type="percentage">
            <text:p>-6.30%</text:p>
          </table:table-cell>
          <table:table-cell table:style-name="ce50"/>
          <table:table-cell table:style-name="ce45" table:formula="of:=[.F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J19]-[.$B19]" office:value-type="percentage" office:value="-0.0660000000000001" calcext:value-type="percentage">
            <text:p>-6.60%</text:p>
          </table:table-cell>
          <table:table-cell table:style-name="ce50"/>
          <table:table-cell table:style-name="ce45" table:formula="of:=[.L19]-[.$B19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Inception 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13]" office:value-type="float" office:value="781" calcext:value-type="float">
            <text:p>781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14]"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16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5" calcext:value-type="percentage">
            <text:p>72.5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21" calcext:value-type="percentage">
            <text:p>72.1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35" calcext:value-type="percentage">
            <text:p>7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17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ce67" office:value-type="percentage" office:value="0.915" calcext:value-type="percentage">
            <text:p>91.5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0]-[.$B30]" office:value-type="percentage" office:value="-0.0560000000000001" calcext:value-type="percentage">
            <text:p>-5.60%</text:p>
          </table:table-cell>
          <table:table-cell table:style-name="ce47"/>
          <table:table-cell table:style-name="ce44" table:formula="of:=[.F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0]-[.$B30]" office:value-type="percentage" office:value="-0.0600000000000001" calcext:value-type="percentage">
            <text:p>-6.00%</text:p>
          </table:table-cell>
          <table:table-cell table:style-name="ce47"/>
          <table:table-cell table:style-name="ce44" table:formula="of:=[.J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30]-[.$B30]" office:value-type="percentage" office:value="-0.046" calcext:value-type="percentage">
            <text:p>-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1]-[.$B31]" office:value-type="percentage" office:value="-0.0179999999999999" calcext:value-type="percentage">
            <text:p>-1.80%</text:p>
          </table:table-cell>
          <table:table-cell table:style-name="ce50"/>
          <table:table-cell table:style-name="ce45" table:formula="of:=[.F31]-[.$B31]" office:value-type="percentage" office:value="-0.0239999999999999" calcext:value-type="percentage">
            <text:p>-2.40%</text:p>
          </table:table-cell>
          <table:table-cell table:style-name="ce50"/>
          <table:table-cell table:style-name="ce45" table:formula="of:=[.H31]-[.$B31]" office:value-type="percentage" office:value="-0.0249999999999999" calcext:value-type="percentage">
            <text:p>-2.50%</text:p>
          </table:table-cell>
          <table:table-cell table:style-name="ce50"/>
          <table:table-cell table:style-name="ce45" table:formula="of:=[.J31]-[.$B3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L31]-[.$B31]" office:value-type="percentage" office:value="-0.0209999999999999" calcext:value-type="percentage">
            <text:p>-2.1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27]" office:value-type="float" office:value="781" calcext:value-type="float">
            <text:p>78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28]" office:value-type="float" office:value="939" calcext:value-type="float">
            <text:p>939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2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0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729" calcext:value-type="percentage">
            <text:p>72.90%</text:p>
          </table:table-cell>
          <table:table-cell/>
          <table:table-cell table:style-name="ce67" office:value-type="percentage" office:value="0.731" calcext:value-type="percentage">
            <text:p>73.10%</text:p>
          </table:table-cell>
          <table:table-cell/>
          <table:table-cell table:style-name="ce67" office:value-type="percentage" office:value="0.732" calcext:value-type="percentage">
            <text:p>73.20%</text:p>
          </table:table-cell>
          <table:table-cell/>
          <table:table-cell table:style-name="ce67" office:value-type="percentage" office:value="0.727" calcext:value-type="percentage">
            <text:p>7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1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22" calcext:value-type="percentage">
            <text:p>92.20%</text:p>
          </table:table-cell>
          <table:table-cell/>
          <table:table-cell table:style-name="ce67" office:value-type="percentage" office:value="0.912" calcext:value-type="percentage">
            <text:p>91.20%</text:p>
          </table:table-cell>
          <table:table-cell/>
          <table:table-cell table:style-name="ce67" office:value-type="percentage" office:value="0.916" calcext:value-type="percentage">
            <text:p>91.6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0]-[.$B40]" office:value-type="percentage" office:value="-0.0590000000000001" calcext:value-type="percentage">
            <text:p>-5.90%</text:p>
          </table:table-cell>
          <table:table-cell table:style-name="ce47"/>
          <table:table-cell table:style-name="ce44" table:formula="of:=[.F40]-[.$B40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H40]-[.$B40]" office:value-type="percentage" office:value="-0.05" calcext:value-type="percentage">
            <text:p>-5.00%</text:p>
          </table:table-cell>
          <table:table-cell table:style-name="ce47"/>
          <table:table-cell table:style-name="ce44" table:formula="of:=[.J40]-[.$B40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L40]-[.$B40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1]-[.$B4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F41]-[.$B41]" office:value-type="percentage" office:value="-0.0169999999999999" calcext:value-type="percentage">
            <text:p>-1.70%</text:p>
          </table:table-cell>
          <table:table-cell table:style-name="ce50"/>
          <table:table-cell table:style-name="ce45" table:formula="of:=[.H41]-[.$B41]" office:value-type="percentage" office:value="-0.0269999999999999" calcext:value-type="percentage">
            <text:p>-2.70%</text:p>
          </table:table-cell>
          <table:table-cell table:style-name="ce50"/>
          <table:table-cell table:style-name="ce45" table:formula="of:=[.J41]-[.$B41]" office:value-type="percentage" office:value="-0.0229999999999999" calcext:value-type="percentage">
            <text:p>-2.30%</text:p>
          </table:table-cell>
          <table:table-cell table:style-name="ce50"/>
          <table:table-cell table:style-name="ce45" table:formula="of:=[.L41]-[.$B41]" office:value-type="percentage" office:value="-0.0179999999999999" calcext:value-type="percentage">
            <text:p>-1.8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15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22]" office:value-type="float" office:value="774" calcext:value-type="float">
            <text:p>774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23]" office:value-type="float" office:value="947" calcext:value-type="float">
            <text:p>947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25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82" calcext:value-type="percentage">
            <text:p>68.2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687" calcext:value-type="percentage">
            <text:p>68.70%</text:p>
          </table:table-cell>
          <table:table-cell/>
          <table:table-cell table:style-name="ce67" office:value-type="percentage" office:value="0.69" calcext:value-type="percentage">
            <text:p>69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26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894" calcext:value-type="percentage">
            <text:p>89.4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9" calcext:value-type="percentage">
            <text:p>90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2]-[.$B52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52]-[.$B5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52]-[.$B52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J52]-[.$B52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L52]-[.$B52]" office:value-type="percentage" office:value="-0.0840000000000001" calcext:value-type="percentage">
            <text:p>-8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3]-[.$B53]" office:value-type="percentage" office:value="-0.0329999999999999" calcext:value-type="percentage">
            <text:p>-3.30%</text:p>
          </table:table-cell>
          <table:table-cell table:style-name="ce50"/>
          <table:table-cell table:style-name="ce45" table:formula="of:=[.F53]-[.$B53]" office:value-type="percentage" office:value="-0.0529999999999999" calcext:value-type="percentage">
            <text:p>-5.30%</text:p>
          </table:table-cell>
          <table:table-cell table:style-name="ce50"/>
          <table:table-cell table:style-name="ce45" table:formula="of:=[.H53]-[.$B53]" office:value-type="percentage" office:value="-0.0439999999999999" calcext:value-type="percentage">
            <text:p>-4.40%</text:p>
          </table:table-cell>
          <table:table-cell table:style-name="ce50"/>
          <table:table-cell table:style-name="ce45" table:formula="of:=[.J53]-[.$B53]" office:value-type="percentage" office:value="-0.0399999999999999" calcext:value-type="percentage">
            <text:p>-4.00%</text:p>
          </table:table-cell>
          <table:table-cell table:style-name="ce50"/>
          <table:table-cell table:style-name="ce45" table:formula="of:=[.L53]-[.$B53]" office:value-type="percentage" office:value="-0.0469999999999999" calcext:value-type="percentage">
            <text:p>-4.7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49]" office:value-type="float" office:value="774" calcext:value-type="float">
            <text:p>77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50]" office:value-type="float" office:value="947" calcext:value-type="float">
            <text:p>94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5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52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92" calcext:value-type="percentage">
            <text:p>69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53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62]-[.$B6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62]-[.$B62]" office:value-type="percentage" office:value="-0.0850000000000001" calcext:value-type="percentage">
            <text:p>-8.50%</text:p>
          </table:table-cell>
          <table:table-cell table:style-name="ce47"/>
          <table:table-cell table:style-name="ce44" table:formula="of:=[.J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L62]-[.$B62]" office:value-type="percentage" office:value="-0.0820000000000001" calcext:value-type="percentage">
            <text:p>-8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F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H63]-[.$B63]" office:value-type="percentage" office:value="-0.0429999999999999" calcext:value-type="percentage">
            <text:p>-4.30%</text:p>
          </table:table-cell>
          <table:table-cell table:style-name="ce50"/>
          <table:table-cell table:style-name="ce45" table:formula="of:=[.J63]-[.$B63]" office:value-type="percentage" office:value="-0.0379999999999999" calcext:value-type="percentage">
            <text:p>-3.80%</text:p>
          </table:table-cell>
          <table:table-cell table:style-name="ce50"/>
          <table:table-cell table:style-name="ce45" table:formula="of:=[.L63]-[.$B63]" office:value-type="percentage" office:value="-0.0419999999999999" calcext:value-type="percentage">
            <text:p>-4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Alex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31]" office:value-type="float" office:value="577" calcext:value-type="float">
            <text:p>577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32]" office:value-type="float" office:value="802" calcext:value-type="float">
            <text:p>802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3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/>
          <table:table-cell table:style-name="ce67" office:value-type="percentage" office:value="0.421" calcext:value-type="percentage">
            <text:p>42.10%</text:p>
          </table:table-cell>
          <table:table-cell/>
          <table:table-cell table:style-name="ce67" office:value-type="percentage" office:value="0.418" calcext:value-type="percentage">
            <text:p>41.8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3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4]-[.$B74]" office:value-type="percentage" office:value="-0.149" calcext:value-type="percentage">
            <text:p>-14.90%</text:p>
          </table:table-cell>
          <table:table-cell table:style-name="ce47"/>
          <table:table-cell table:style-name="ce44" table:formula="of:=[.F74]-[.$B74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H74]-[.$B74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J74]-[.$B7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L74]-[.$B74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5]-[.$B7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F75]-[.$B75]" office:value-type="percentage" office:value="-0.138" calcext:value-type="percentage">
            <text:p>-13.80%</text:p>
          </table:table-cell>
          <table:table-cell table:style-name="ce50"/>
          <table:table-cell table:style-name="ce45" table:formula="of:=[.H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J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L75]-[.$B75]" office:value-type="percentage" office:value="-0.135" calcext:value-type="percentage">
            <text:p>-13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71]" office:value-type="float" office:value="577" calcext:value-type="float">
            <text:p>577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72]" office:value-type="float" office:value="802" calcext:value-type="float">
            <text:p>80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2" calcext:value-type="percentage">
            <text:p>42.2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3" calcext:value-type="percentage">
            <text:p>42.30%</text:p>
          </table:table-cell>
          <table:table-cell/>
          <table:table-cell table:style-name="ce67" office:value-type="percentage" office:value="0.419" calcext:value-type="percentage">
            <text:p>41.90%</text:p>
          </table:table-cell>
          <table:table-cell/>
          <table:table-cell table:style-name="ce67" office:value-type="percentage" office:value="0.415" calcext:value-type="percentage">
            <text:p>41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48" calcext:value-type="percentage">
            <text:p>64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4]-[.$B84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F84]-[.$B8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H84]-[.$B84]" office:value-type="percentage" office:value="-0.154" calcext:value-type="percentage">
            <text:p>-15.40%</text:p>
          </table:table-cell>
          <table:table-cell table:style-name="ce47"/>
          <table:table-cell table:style-name="ce44" table:formula="of:=[.J84]-[.$B84]" office:value-type="percentage" office:value="-0.158" calcext:value-type="percentage">
            <text:p>-15.80%</text:p>
          </table:table-cell>
          <table:table-cell table:style-name="ce47"/>
          <table:table-cell table:style-name="ce44" table:formula="of:=[.L84]-[.$B84]" office:value-type="percentage" office:value="-0.162" calcext:value-type="percentage">
            <text:p>-16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5]-[.$B85]" office:value-type="percentage" office:value="-0.135" calcext:value-type="percentage">
            <text:p>-13.50%</text:p>
          </table:table-cell>
          <table:table-cell table:style-name="ce50"/>
          <table:table-cell table:style-name="ce45" table:formula="of:=[.F85]-[.$B85]" office:value-type="percentage" office:value="-0.145" calcext:value-type="percentage">
            <text:p>-14.50%</text:p>
          </table:table-cell>
          <table:table-cell table:style-name="ce50"/>
          <table:table-cell table:style-name="ce45" table:formula="of:=[.H85]-[.$B85]" office:value-type="percentage" office:value="-0.143" calcext:value-type="percentage">
            <text:p>-14.30%</text:p>
          </table:table-cell>
          <table:table-cell table:style-name="ce50"/>
          <table:table-cell table:style-name="ce45" table:formula="of:=[.J85]-[.$B8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L85]-[.$B85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7]" office:value-type="float" office:value="763" calcext:value-type="float">
            <text:p>763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48]" office:value-type="float" office:value="934" calcext:value-type="float">
            <text:p>934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0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9" calcext:value-type="percentage">
            <text:p>66.90%</text:p>
          </table:table-cell>
          <table:table-cell/>
          <table:table-cell table:style-name="ce67" office:value-type="percentage" office:value="0.662" calcext:value-type="percentage">
            <text:p>66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51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7" calcext:value-type="percentage">
            <text:p>87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6]-[.$B96]" office:value-type="percentage" office:value="-0.098" calcext:value-type="percentage">
            <text:p>-9.80%</text:p>
          </table:table-cell>
          <table:table-cell table:style-name="ce47"/>
          <table:table-cell table:style-name="ce44" table:formula="of:=[.F96]-[.$B9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H96]-[.$B96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J96]-[.$B96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L96]-[.$B96]" office:value-type="percentage" office:value="-0.101" calcext:value-type="percentage">
            <text:p>-10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7]-[.$B97]" office:value-type="percentage" office:value="-0.049" calcext:value-type="percentage">
            <text:p>-4.90%</text:p>
          </table:table-cell>
          <table:table-cell table:style-name="ce50"/>
          <table:table-cell table:style-name="ce45" table:formula="of:=[.F97]-[.$B97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H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97]-[.$B97]" office:value-type="percentage" office:value="-0.0560000000000001" calcext:value-type="percentage">
            <text:p>-5.6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93]" office:value-type="float" office:value="763" calcext:value-type="float">
            <text:p>76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94]" office:value-type="float" office:value="934" calcext:value-type="float">
            <text:p>93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9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6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73" calcext:value-type="percentage">
            <text:p>67.3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1" calcext:value-type="percentage">
            <text:p>66.1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7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3" calcext:value-type="percentage">
            <text:p>88.3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4" calcext:value-type="percentage">
            <text:p>88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6]-[.$B106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F106]-[.$B106]" office:value-type="percentage" office:value="-0.09" calcext:value-type="percentage">
            <text:p>-9.00%</text:p>
          </table:table-cell>
          <table:table-cell table:style-name="ce47"/>
          <table:table-cell table:style-name="ce44" table:formula="of:=[.H106]-[.$B10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06]-[.$B106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L106]-[.$B106]" office:value-type="percentage" office:value="-0.096" calcext:value-type="percentage">
            <text:p>-9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7]-[.$B107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07]-[.$B107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H107]-[.$B107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J107]-[.$B10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107]-[.$B107]" office:value-type="percentage" office:value="-0.05" calcext:value-type="percentage">
            <text:p>-5.0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56]" office:value-type="float" office:value="722" calcext:value-type="float">
            <text:p>72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7]" office:value-type="float" office:value="910" calcext:value-type="float">
            <text:p>910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9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1" calcext:value-type="percentage">
            <text:p>61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22" calcext:value-type="percentage">
            <text:p>62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0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48" calcext:value-type="percentage">
            <text:p>84.8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8]-[.$B118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18]-[.$B118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18]-[.$B118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J118]-[.$B118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L118]-[.$B118]" office:value-type="percentage" office:value="-0.105" calcext:value-type="percentage">
            <text:p>-1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19]-[.$B11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119]-[.$B119]" office:value-type="percentage" office:value="-0.0650000000000001" calcext:value-type="percentage">
            <text:p>-6.50%</text:p>
          </table:table-cell>
          <table:table-cell table:style-name="ce50"/>
          <table:table-cell table:style-name="ce45" table:formula="of:=[.H119]-[.$B119]" office:value-type="percentage" office:value="-0.0670000000000001" calcext:value-type="percentage">
            <text:p>-6.70%</text:p>
          </table:table-cell>
          <table:table-cell table:style-name="ce50"/>
          <table:table-cell table:style-name="ce45" table:formula="of:=[.J119]-[.$B11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119]-[.$B11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15]" office:value-type="float" office:value="722" calcext:value-type="float">
            <text:p>722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16]" office:value-type="float" office:value="910" calcext:value-type="float">
            <text:p>91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1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8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9" calcext:value-type="percentage">
            <text:p>60.9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19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ce67" office:value-type="percentage" office:value="0.849" calcext:value-type="percentage">
            <text:p>84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F128]-[.$B128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H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128]-[.$B12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28]-[.$B128]" office:value-type="percentage" office:value="-0.12" calcext:value-type="percentage">
            <text:p>-1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9]-[.$B129]" office:value-type="percentage" office:value="-0.0690000000000001" calcext:value-type="percentage">
            <text:p>-6.90%</text:p>
          </table:table-cell>
          <table:table-cell table:style-name="ce50"/>
          <table:table-cell table:style-name="ce45" table:formula="of:=[.F129]-[.$B12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29]-[.$B129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J129]-[.$B12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L129]-[.$B12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65]" office:value-type="float" office:value="730" calcext:value-type="float">
            <text:p>730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66]" office:value-type="float" office:value="908" calcext:value-type="float">
            <text:p>908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68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21" calcext:value-type="percentage">
            <text:p>62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" calcext:value-type="percentage">
            <text:p>63.0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1" calcext:value-type="percentage">
            <text:p>63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9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74" calcext:value-type="percentage">
            <text:p>87.4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0]-[.$B140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F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40]-[.$B140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L140]-[.$B140]" office:value-type="percentage" office:value="-0.099" calcext:value-type="percentage">
            <text:p>-9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1]-[.$B141]" office:value-type="percentage" office:value="-0.034" calcext:value-type="percentage">
            <text:p>-3.40%</text:p>
          </table:table-cell>
          <table:table-cell table:style-name="ce50"/>
          <table:table-cell table:style-name="ce45" table:formula="of:=[.F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H141]-[.$B141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L141]-[.$B141]" office:value-type="percentage" office:value="-0.0580000000000001" calcext:value-type="percentage">
            <text:p>-5.8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37]" office:value-type="float" office:value="730" calcext:value-type="float">
            <text:p>730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38]" office:value-type="float" office:value="908" calcext:value-type="float">
            <text:p>908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3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40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33" calcext:value-type="percentage">
            <text:p>63.30%</text:p>
          </table:table-cell>
          <table:table-cell/>
          <table:table-cell table:style-name="ce67" office:value-type="percentage" office:value="0.628" calcext:value-type="percentage">
            <text:p>62.80%</text:p>
          </table:table-cell>
          <table:table-cell/>
          <table:table-cell table:style-name="ce67" office:value-type="percentage" office:value="0.639" calcext:value-type="percentage">
            <text:p>63.90%</text:p>
          </table:table-cell>
          <table:table-cell/>
          <table:table-cell table:style-name="ce67" office:value-type="percentage" office:value="0.629" calcext:value-type="percentage">
            <text:p>62.90%</text:p>
          </table:table-cell>
          <table:table-cell/>
          <table:table-cell table:style-name="ce67" office:value-type="percentage" office:value="0.62" calcext:value-type="percentage">
            <text:p>6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41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57" calcext:value-type="percentage">
            <text:p>85.70%</text:p>
          </table:table-cell>
          <table:table-cell/>
          <table:table-cell table:style-name="ce67" office:value-type="percentage" office:value="0.853" calcext:value-type="percentage">
            <text:p>85.3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ce67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0]-[.$B150]" office:value-type="percentage" office:value="-0.097" calcext:value-type="percentage">
            <text:p>-9.70%</text:p>
          </table:table-cell>
          <table:table-cell table:style-name="ce47"/>
          <table:table-cell table:style-name="ce44" table:formula="of:=[.F150]-[.$B150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50]-[.$B150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50]-[.$B150]" office:value-type="percentage" office:value="-0.101" calcext:value-type="percentage">
            <text:p>-10.10%</text:p>
          </table:table-cell>
          <table:table-cell table:style-name="ce47"/>
          <table:table-cell table:style-name="ce44" table:formula="of:=[.L150]-[.$B150]" office:value-type="percentage" office:value="-0.11" calcext:value-type="percentage">
            <text:p>-11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1]-[.$B151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51]-[.$B151]" office:value-type="percentage" office:value="-0.055" calcext:value-type="percentage">
            <text:p>-5.50%</text:p>
          </table:table-cell>
          <table:table-cell table:style-name="ce50"/>
          <table:table-cell table:style-name="ce45" table:formula="of:=[.H151]-[.$B151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151]-[.$B151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L151]-[.$B151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SqueezeNet 1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74]" office:value-type="float" office:value="612" calcext:value-type="float">
            <text:p>61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75]" office:value-type="float" office:value="817" calcext:value-type="float">
            <text:p>81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7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7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" calcext:value-type="percentage">
            <text:p>45.00%</text:p>
          </table:table-cell>
          <table:table-cell/>
          <table:table-cell table:style-name="ce67" office:value-type="percentage" office:value="0.468" calcext:value-type="percentage">
            <text:p>46.8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8" calcext:value-type="percentage">
            <text:p>45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78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6" calcext:value-type="percentage">
            <text:p>70.60%</text:p>
          </table:table-cell>
          <table:table-cell/>
          <table:table-cell table:style-name="ce67" office:value-type="percentage" office:value="0.697" calcext:value-type="percentage">
            <text:p>69.7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62]-[.$B162]" office:value-type="percentage" office:value="-0.162" calcext:value-type="percentage">
            <text:p>-16.20%</text:p>
          </table:table-cell>
          <table:table-cell table:style-name="ce47"/>
          <table:table-cell table:style-name="ce44" table:formula="of:=[.F162]-[.$B162]" office:value-type="percentage" office:value="-0.144" calcext:value-type="percentage">
            <text:p>-14.40%</text:p>
          </table:table-cell>
          <table:table-cell table:style-name="ce47"/>
          <table:table-cell table:style-name="ce44" table:formula="of:=[.H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J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162]-[.$B162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63]-[.$B163]" office:value-type="percentage" office:value="-0.111" calcext:value-type="percentage">
            <text:p>-11.10%</text:p>
          </table:table-cell>
          <table:table-cell table:style-name="ce50"/>
          <table:table-cell table:style-name="ce45" table:formula="of:=[.F163]-[.$B163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J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L163]-[.$B163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59]" office:value-type="float" office:value="612" calcext:value-type="float">
            <text:p>6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60]" office:value-type="float" office:value="817" calcext:value-type="float">
            <text:p>817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6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62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47" calcext:value-type="percentage">
            <text:p>44.70%</text:p>
          </table:table-cell>
          <table:table-cell/>
          <table:table-cell table:style-name="ce67" office:value-type="percentage" office:value="0.443" calcext:value-type="percentage">
            <text:p>44.3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63" calcext:value-type="percentage">
            <text:p>46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63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3" calcext:value-type="percentage">
            <text:p>70.3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/>
          <table:table-cell table:style-name="ce67" office:value-type="percentage" office:value="0.695" calcext:value-type="percentage">
            <text:p>69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F172]-[.$B172]" office:value-type="percentage" office:value="-0.165" calcext:value-type="percentage">
            <text:p>-16.50%</text:p>
          </table:table-cell>
          <table:table-cell table:style-name="ce47"/>
          <table:table-cell table:style-name="ce44" table:formula="of:=[.H172]-[.$B172]" office:value-type="percentage" office:value="-0.169" calcext:value-type="percentage">
            <text:p>-16.90%</text:p>
          </table:table-cell>
          <table:table-cell table:style-name="ce47"/>
          <table:table-cell table:style-name="ce44" table:formula="of:=[.J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L172]-[.$B172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73]-[.$B173]" office:value-type="percentage" office:value="-0.114" calcext:value-type="percentage">
            <text:p>-11.40%</text:p>
          </table:table-cell>
          <table:table-cell table:style-name="ce50"/>
          <table:table-cell table:style-name="ce45" table:formula="of:=[.F173]-[.$B173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H173]-[.$B173]" office:value-type="percentage" office:value="-0.105" calcext:value-type="percentage">
            <text:p>-10.50%</text:p>
          </table:table-cell>
          <table:table-cell table:style-name="ce50"/>
          <table:table-cell table:style-name="ce45" table:formula="of:=[.J173]-[.$B173]" office:value-type="percentage" office:value="-0.108" calcext:value-type="percentage">
            <text:p>-10.80%</text:p>
          </table:table-cell>
          <table:table-cell table:style-name="ce50"/>
          <table:table-cell table:style-name="ce45" table:formula="of:=[.L173]-[.$B173]" office:value-type="percentage" office:value="-0.122" calcext:value-type="percentage">
            <text:p>-12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 B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83]" office:value-type="float" office:value="746" calcext:value-type="float">
            <text:p>746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84]" office:value-type="float" office:value="927" calcext:value-type="float">
            <text:p>92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8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86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6" calcext:value-type="percentage">
            <text:p>66.60%</text:p>
          </table:table-cell>
          <table:table-cell/>
          <table:table-cell table:style-name="ce67" office:value-type="percentage" office:value="0.655" calcext:value-type="percentage">
            <text:p>65.5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7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1" calcext:value-type="percentage">
            <text:p>88.1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4]-[.$B184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184]-[.$B184]" office:value-type="percentage" office:value="-0.08" calcext:value-type="percentage">
            <text:p>-8.00%</text:p>
          </table:table-cell>
          <table:table-cell table:style-name="ce47"/>
          <table:table-cell table:style-name="ce44" table:formula="of:=[.H184]-[.$B184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84]-[.$B184]" office:value-type="percentage" office:value="-0.088" calcext:value-type="percentage">
            <text:p>-8.80%</text:p>
          </table:table-cell>
          <table:table-cell table:style-name="ce47"/>
          <table:table-cell table:style-name="ce44" table:formula="of:=[.L184]-[.$B184]" office:value-type="percentage" office:value="-0.089" calcext:value-type="percentage">
            <text:p>-8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85]-[.$B18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F185]-[.$B185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H185]-[.$B185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85]-[.$B185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L185]-[.$B185]" office:value-type="percentage" office:value="-0.049" calcext:value-type="percentage">
            <text:p>-4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81]" office:value-type="float" office:value="746" calcext:value-type="float">
            <text:p>746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82]" office:value-type="float" office:value="927" calcext:value-type="float">
            <text:p>9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8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84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7" calcext:value-type="percentage">
            <text:p>67.00%</text:p>
          </table:table-cell>
          <table:table-cell/>
          <table:table-cell table:style-name="ce67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85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73" calcext:value-type="percentage">
            <text:p>87.3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94]-[.$B194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194]-[.$B194]" office:value-type="percentage" office:value="-0.081" calcext:value-type="percentage">
            <text:p>-8.10%</text:p>
          </table:table-cell>
          <table:table-cell table:style-name="ce47"/>
          <table:table-cell table:style-name="ce44" table:formula="of:=[.H194]-[.$B194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J194]-[.$B194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L194]-[.$B194]" office:value-type="percentage" office:value="-0.096" calcext:value-type="percentage">
            <text:p>-9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5]-[.$B195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F195]-[.$B195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H195]-[.$B195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J195]-[.$B19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L195]-[.$B195]" office:value-type="percentage" office:value="-0.049" calcext:value-type="percentage">
            <text:p>-4.9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0:01:04.14446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3T10:37:39.650352281</dc:date>
    <meta:editing-duration>P1DT13H1M46S</meta:editing-duration>
    <meta:editing-cycles>142</meta:editing-cycles>
    <meta:generator>LibreOffice/7.0.5.2$Linux_X86_64 LibreOffice_project/00$Build-2</meta:generator>
    <meta:document-statistic meta:table-count="6" meta:cell-count="3406" meta:object-count="0"/>
  </office:meta>
</office:document-meta>
</file>